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ad3" officeooo:paragraph-rsid="0005aad3"/>
    </style:style>
    <style:style style:name="P2" style:family="paragraph" style:parent-style-name="Standard">
      <style:text-properties officeooo:paragraph-rsid="0005aad3"/>
    </style:style>
    <style:style style:name="P3" style:family="paragraph" style:parent-style-name="Standard">
      <style:text-properties officeooo:rsid="0006b575" officeooo:paragraph-rsid="00078411"/>
    </style:style>
    <style:style style:name="P4" style:family="paragraph" style:parent-style-name="Text_20_body">
      <style:text-properties style:font-name="Liberation Serif1" fo:font-size="12pt" officeooo:paragraph-rsid="0005aad3"/>
    </style:style>
    <style:style style:name="P5" style:family="paragraph" style:parent-style-name="Standard">
      <style:text-properties style:font-name="serif" fo:font-size="10.5pt" officeooo:paragraph-rsid="0005aad3"/>
    </style:style>
    <style:style style:name="P6" style:family="paragraph" style:parent-style-name="Standard">
      <style:text-properties style:font-name="serif" fo:font-size="10.5pt" officeooo:rsid="0006b575" officeooo:paragraph-rsid="0006b575"/>
    </style:style>
    <style:style style:name="P7" style:family="paragraph" style:parent-style-name="Standard">
      <style:text-properties style:font-name="serif" fo:font-size="10.5pt" officeooo:rsid="0006b575" officeooo:paragraph-rsid="00078411"/>
    </style:style>
    <style:style style:name="P8" style:family="paragraph" style:parent-style-name="Standard">
      <style:text-properties style:font-name="serif" fo:font-size="10.5pt" officeooo:rsid="00078411" officeooo:paragraph-rsid="00078411"/>
    </style:style>
    <style:style style:name="P9" style:family="paragraph" style:parent-style-name="Standard">
      <style:text-properties style:font-name="serif" fo:font-size="10.5pt" officeooo:rsid="0007af6e" officeooo:paragraph-rsid="0007af6e"/>
    </style:style>
    <style:style style:name="P10" style:family="paragraph" style:parent-style-name="Standard">
      <style:text-properties style:font-name="serif" fo:font-size="10.5pt" officeooo:rsid="000aed03" officeooo:paragraph-rsid="000aed03"/>
    </style:style>
    <style:style style:name="P11" style:family="paragraph" style:parent-style-name="Standard">
      <style:text-properties style:font-name="serif" fo:font-size="10.5pt" officeooo:rsid="000adc88" officeooo:paragraph-rsid="000adc88"/>
    </style:style>
    <style:style style:name="P12" style:family="paragraph" style:parent-style-name="Standard" style:master-page-name="Standard">
      <style:paragraph-properties fo:text-align="start" style:justify-single-word="false" fo:orphans="2" fo:widows="2" fo:hyphenation-ladder-count="no-limit" style:page-number="auto" style:writing-mode="lr-tb"/>
      <style:text-properties style:font-name="serif" fo:font-size="10.5pt" officeooo:rsid="000adc88" officeooo:paragraph-rsid="000adc88" fo:hyphenate="false" fo:hyphenation-remain-char-count="2" fo:hyphenation-push-char-count="2"/>
    </style:style>
    <style:style style:name="P13" style:family="paragraph" style:parent-style-name="Standard">
      <style:paragraph-properties fo:text-align="start" style:justify-single-word="false" fo:orphans="2" fo:widows="2" fo:hyphenation-ladder-count="no-limit" style:writing-mode="lr-tb"/>
      <style:text-properties style:font-name="serif" fo:font-size="10.5pt" officeooo:rsid="000adc88" officeooo:paragraph-rsid="000adc88" fo:hyphenate="false" fo:hyphenation-remain-char-count="2" fo:hyphenation-push-char-count="2"/>
    </style:style>
    <style:style style:name="T1" style:family="text">
      <style:text-properties officeooo:rsid="0005aad3"/>
    </style:style>
    <style:style style:name="T2" style:family="text">
      <style:text-properties style:font-name="serif" fo:font-size="10.5pt"/>
    </style:style>
    <style:style style:name="T3" style:family="text">
      <style:text-properties style:font-name="serif" fo:font-size="10.5pt" officeooo:rsid="00078411"/>
    </style:style>
    <style:style style:name="T4" style:family="text">
      <style:text-properties style:font-name="serif" fo:font-size="10.5pt" officeooo:rsid="000931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bookmark-start text:name="__DdeLink__247_711601469"/><text:span text:style-name="T1">25 = </text:span><text:span text:style-name="T2">BM25 of whole document</text:span></text:p>
      <text:p text:style-name="P2"><text:span text:style-name="T1">43 = </text:span><text:span text:style-name="T2">Hyperlink based score propagation: weighted in-link</text:span></text:p>
      <text:p text:style-name="P2"><text:span text:style-name="T1">46 = </text:span><text:span text:style-name="T2">Hyperlink based propagation: weighted in-link</text:span></text:p>
      <text:p text:style-name="P2"><text:span text:style-name="T1">54 = </text:span><text:span text:style-name="T2">Topical HITS authority</text:span><text:bookmark-end text:name="__DdeLink__247_711601469"/></text:p>
      <text:p text:style-name="P4"><text:bookmark-start text:name="__DdeLink__251_711601469"/><text:span text:style-name="T2">42 </text:span><text:span text:style-name="T4">= </text:span><text:span text:style-name="T2"><text:s/>Sitemap based score propagation</text:span><text:bookmark-end text:name="__DdeLink__251_711601469"/><text:span text:style-name="T2"> </text:span></text:p>
      <text:p text:style-name="P5"/>
      <text:p text:style-name="P5"/>
      <text:p text:style-name="P6">Hypothesis</text:p>
      <text:p text:style-name="P3"><text:span text:style-name="T2">In this work we hypotheses that by </text:span><text:span text:style-name="T3">analysing the impact of individual features across pairs of documents </text:span><text:span text:style-name="T2">we can effectively rank features by how likely they are to have caused document misranking. </text:span></text:p>
      <text:p text:style-name="P7"/>
      <text:p text:style-name="P8">Research Question</text:p>
      <text:p text:style-name="P8">To what extent can the application of pairwise feature impact analysis (PFIA) improve the <text:s/>ranking of features in comparison to learned feature importance. </text:p>
      <text:p text:style-name="P8"/>
      <text:p text:style-name="P9">(figure out what better means)</text:p>
      <text:p text:style-name="P9"/>
      <text:p text:style-name="P10">Top 10 importance</text:p>
      <text:p text:style-name="P11">46</text:p>
      <text:p text:style-name="P11">42</text:p>
      <text:p text:style-name="P11">25</text:p>
      <text:p text:style-name="P11">41</text:p>
      <text:p text:style-name="P11">43</text:p>
      <text:p text:style-name="P11">27</text:p>
      <text:p text:style-name="P11">44</text:p>
      <text:p text:style-name="P11">40</text:p>
      <text:p text:style-name="P10">30</text:p>
      <text:p text:style-name="P10">59</text:p>
      <text:p text:style-name="P10"/>
      <text:p text:style-name="P11"/>
      <text:p text:style-name="P11">features for changing incorrect docs:</text:p>
      <text:p text:style-name="P11">41, 42, 46</text:p>
      <text:p text:style-name="P11"/>
      <text:p text:style-name="P11">features for changing correct docs</text:p>
      <text:p text:style-name="P11">27, 38, 41, 42, 43, 52, 54</text:p>
      <text:p text:style-name="P11"/>
      <text:p text:style-name="P11">38 = 0.07 importance</text:p>
      <text:p text:style-name="P11">52 = 0.18 importance</text:p>
      <text:p text:style-name="P11">54 = 0.43 importance</text:p>
      <text:p text:style-name="P11"/>
      <text:p text:style-name="P11">features such as 40, 44 have ranked higher importance than these yet do not cause a change – is this just for this particular dataset?</text:p>
      <text:p text:style-name="P11"/>
      <text:p text:style-name="P11">How do we rank these, change size vs number of changes. </text:p>
      <text:p text:style-name="P11">Feature 46 is ranked highest, yet it causes the fewest swaps, feature 41 causes more swaps and it’s “minimum difference” is similarly close to zero. How should we decide which is most important. </text:p>
      <text:p text:style-name="P11"/>
      <text:p text:style-name="P11"/>
      <text:p text:style-name="P11"/>
      <text:p text:style-name="P11"/>
      <text:p text:style-name="P11"/>
      <text:p text:style-name="P12"/>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6:16:46.369868804</meta:creation-date>
    <meta:editing-duration>PT1M51S</meta:editing-duration>
    <meta:editing-cycles>2</meta:editing-cycles>
    <meta:generator>LibreOffice/5.1.6.2$Linux_X86_64 LibreOffice_project/10m0$Build-2</meta:generator>
    <dc:date>2018-02-19T16:26:08.997655339</dc:date>
    <meta:document-statistic meta:table-count="0" meta:image-count="0" meta:object-count="0" meta:page-count="2" meta:paragraph-count="31" meta:word-count="208" meta:character-count="1197" meta:non-whitespace-character-count="1012"/>
  </office:meta>
</office:document-meta>
</file>